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 - Verdadeiro</text:span></text:p>
      <text:p text:style-name="P1"><text:span text:style-name="T1"><text:s/>2 - D</text:span></text:p>
      <text:p text:style-name="P1"><text:span text:style-name="T1">3 - E</text:span></text:p>
      <text:p text:style-name="P1"><text:span text:style-name="T1">4 - A</text:span></text:p>
      <text:p text:style-name="P1"><text:span text:style-name="T1">5 - A</text:span></text:p>
      <text:p text:style-name="P1"><text:span text:style-name="T1">6 - C</text:span></text:p>
      <text:p text:style-name="P1"><text:span text:style-name="T1">7 - C</text:span></text:p>
      <text:p text:style-name="P1"><text:span text:style-name="T1">8 - C</text:span></text:p>
      <text:p text:style-name="P1"><text:span text:style-name="T1">9 - B</text:span></text:p>
      <text:p text:style-name="P1"><text:span text:style-name="T1">10 - C</text:span></text:p>
      <text:p text:style-name="P1"><text:span text:style-name="T1">11 - B</text:span></text:p>
      <text:p text:style-name="P1"><text:span text:style-name="T1">12 - A</text:span></text:p>
      <text:p text:style-name="P1"><text:span text:style-name="T1">13 - A</text:span></text:p>
      <text:p text:style-name="P1"><text:span text:style-name="T1">14 - C</text:span></text:p>
      <text:p text:style-name="P1"><text:span text:style-name="T1">15 - B</text:span></text:p>
      <text:p text:style-name="P1"><text:span text:style-name="T1">16 - D</text:span></text:p>
      <text:p text:style-name="P1"><text:span text:style-name="T1">17 - A</text:span></text:p>
      <text:p text:style-name="P1"><text:span text:style-name="T1">18 - A</text:span></text:p>
      <text:p text:style-name="P1"><text:span text:style-name="T1">19 - B</text:span></text:p>
      <text:p text:style-name="P1"><text:span text:style-name="T1">20 - C</text:span></text:p>
      <text:p text:style-name="P1"><text:span text:style-name="T1">21 - A</text:span></text:p>
      <text:p text:style-name="P1"><text:span text:style-name="T1">22 - A</text:span></text:p>
      <text:p text:style-name="P1"><text:span text:style-name="T1">23 - A</text:span></text:p>
      <text:p text:style-name="P1"><text:span text:style-name="T1">24 - E</text:span></text:p>
      <text:p text:style-name="P1"><text:span text:style-name="T1">25 - A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